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7c8" officeooo:paragraph-rsid="000727c8"/>
    </style:style>
    <style:style style:name="P2" style:family="paragraph" style:parent-style-name="Standard">
      <style:text-properties fo:color="#24292e" style:font-name="SFMono-Regular" fo:font-size="15pt" officeooo:paragraph-rsid="00063785" style:font-size-asian="15pt" style:font-size-complex="15pt"/>
    </style:style>
    <style:style style:name="P3" style:family="paragraph" style:parent-style-name="Standard">
      <style:text-properties officeooo:rsid="000727c8" officeooo:paragraph-rsid="000727c8"/>
    </style:style>
    <style:style style:name="P4" style:family="paragraph" style:parent-style-name="Standard">
      <style:text-properties officeooo:rsid="000727c8" officeooo:paragraph-rsid="000894dd"/>
    </style:style>
    <style:style style:name="P5" style:family="paragraph" style:parent-style-name="Standard">
      <style:text-properties officeooo:rsid="000727c8" officeooo:paragraph-rsid="000a4016"/>
    </style:style>
    <style:style style:name="P6" style:family="paragraph" style:parent-style-name="Standard">
      <style:text-properties officeooo:rsid="000727c8" officeooo:paragraph-rsid="000d85a7"/>
    </style:style>
    <style:style style:name="T1" style:family="text">
      <style:text-properties officeooo:rsid="0001c08e"/>
    </style:style>
    <style:style style:name="T2" style:family="text">
      <style:text-properties officeooo:rsid="00043ea0"/>
    </style:style>
    <style:style style:name="T3" style:family="text">
      <style:text-properties officeooo:rsid="0004bdec"/>
    </style:style>
    <style:style style:name="T4" style:family="text">
      <style:text-properties fo:color="#005cc5" style:font-name="SFMono-Regular" fo:font-size="15pt" style:font-size-asian="15pt" style:font-size-complex="15pt"/>
    </style:style>
    <style:style style:name="T5" style:family="text">
      <style:text-properties fo:color="#d73a49" style:font-name="SFMono-Regular" fo:font-size="15pt" style:font-size-asian="15pt" style:font-size-complex="15pt"/>
    </style:style>
    <style:style style:name="T6" style:family="text">
      <style:text-properties fo:color="#24292e" style:font-name="SFMono-Regular" fo:font-size="15pt" style:font-size-asian="15pt" style:font-size-complex="15pt"/>
    </style:style>
    <style:style style:name="T7" style:family="text">
      <style:text-properties officeooo:rsid="000894dd"/>
    </style:style>
    <style:style style:name="T8" style:family="text">
      <style:text-properties style:text-line-through-style="none" style:text-line-through-type="none" officeooo:rsid="000894dd"/>
    </style:style>
    <style:style style:name="T9" style:family="text">
      <style:text-properties style:text-line-through-style="none" style:text-line-through-type="none" officeooo:rsid="000a3cd1"/>
    </style:style>
    <style:style style:name="T10" style:family="text">
      <style:text-properties style:text-line-through-style="none" style:text-line-through-type="none" officeooo:rsid="000a4016"/>
    </style:style>
    <style:style style:name="T11" style:family="text">
      <style:text-properties style:text-line-through-style="none" style:text-line-through-type="none" officeooo:rsid="000d8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Node.js ist ein Runtime Environment in der der javacode durch die v8-engine ausgeführt wird.</text:span></text:p>
      <text:p text:style-name="Standard">→<text:span text:style-name="T1"> Dabei stellt Node.js Funktionen zur Verfügung, die in c++ geschrieben sind, die bspw. Das <text:tab/>Lesen vom Dateisystem oder erstellen eines HTTP-Servers bewerkstelligen.</text:span></text:p>
      <text:p text:style-name="Standard"><text:tab/>→<text:span text:style-name="T1"> fs.readFile ist eine Funktion, geschrieben in c++, die das Lesen von Dateien ermöglicht.</text:span></text:p>
      <text:p text:style-name="Standard">→<text:span text:style-name="T2"> V8 übersetzt JS Werte in C++ Werte die den libuv Threads übergeben werden können. </text:span></text:p>
      <text:p text:style-name="Standard"><text:tab/><text:span text:style-name="T2">Anschließend übersetzt V8 C++ Werte in JS Werte damit JS mit den zurückgegebenen </text:span></text:p>
      <text:p text:style-name="Standard"><text:tab/><text:span text:style-name="T2">Werten weiter rechnen kann. <text:tab/></text:span></text:p>
      <text:p text:style-name="Standard">→<text:span text:style-name="T3"> Den Thread-Pool von libuv erweitern:</text:span></text:p>
      <text:p text:style-name="P1"><text:tab/><text:span text:style-name="T4">process</text:span><text:span text:style-name="T6">.env.</text:span><text:span text:style-name="T4">UV_THREADPOOL_SIZE</text:span><text:span text:style-name="T5">=</text:span><text:span text:style-name="T4">5</text:span><text:span text:style-name="T6">;</text:span></text:p>
      <text:p text:style-name="P1">→ Führt man im main-stack eine Berechnung aus die lange dauert, können während der berechnung</text:p>
      <text:p text:style-name="P1"><text:tab/>keine weitere Server-Anfragen gemacht werden, da der Stack mit der berechnung</text:p>
      <text:p text:style-name="P1"><text:tab/>beschäftigt ist, er ist also blockiert.</text:p>
      <text:p text:style-name="P1"><text:tab/>→ Beispiel:</text:p>
      <text:p text:style-name="P1"><text:tab/><text:tab/>router.get('/', function(req, res, next) {</text:p>
      <text:p text:style-name="P1"><text:tab/><text:tab/><text:tab/>for(let i=0; i&lt;1000000; i++){</text:p>
      <text:p text:style-name="P1"><text:tab/><text:tab/><text:tab/>console.log("for loop. ");</text:p>
      <text:p text:style-name="P1"><text:tab/><text:tab/><text:tab/>}</text:p>
      <text:p text:style-name="P1"><text:tab/><text:tab/>}</text:p>
      <text:p text:style-name="P1">---<text:span text:style-name="T7">Verbindungsabwicklung in Node---</text:span></text:p>
      <text:p text:style-name="P1">→<text:span text:style-name="T7"> Node wartet in einer Schleife, bis ss (server-socket) eine Verbindung abgewickelt hat.</text:span></text:p>
      <text:p text:style-name="P1"><text:tab/>→<text:span text:style-name="T7"> s = ss.accept()</text:span></text:p>
      <text:p text:style-name="P1">→<text:span text:style-name="T7"> Wurde eine Verbindung abgewickelt, holt Node die Daten aus dem Socket.</text:span></text:p>
      <text:p text:style-name="P1"><text:tab/>→<text:span text:style-name="T7"> s.recv(data).</text:span></text:p>
      <text:p text:style-name="P4">→<text:span text:style-name="T7"> Die Daten (req- und res-object) werden einer callback-function übergeben, die auf den</text:span></text:p>
      <text:p text:style-name="P4"><text:tab/><text:span text:style-name="T7">Stack/Thread abgearbeitet wird, wenn dieser frei ist.</text:span></text:p>
      <text:p text:style-name="P4"><text:tab/><text:span text:style-name="T7">Werden während dessen weitere Anfragen gemacht, werden die Daten </text:span></text:p>
      <text:p text:style-name="P4"><text:tab/><text:span text:style-name="T7">der Anfrage (req- und </text:span><text:span text:style-name="T8">res-object) an callback-functions übergeben, die nacheinander,</text:span></text:p>
      <text:p text:style-name="P4"><text:span text:style-name="T8"><text:tab/>wenn der Stack/Thread frei ist, auf diesen geschoben und abgearbeitet.</text:span></text:p>
      <text:p text:style-name="P5"><text:span text:style-name="T8"><text:tab/>→ </text:span><text:span text:style-name="T9">Wird bei einer Anfrage bspw. </text:span><text:span text:style-name="T10">Ein Datenbankzugriff gemacht, wird die sich </text:span></text:p>
      <text:p text:style-name="P5"><text:span text:style-name="T10"><text:tab/><text:tab/>gerade in Ausführung befindenden callback-function in die cb-queue gelegt</text:span></text:p>
      <text:p text:style-name="P6"><text:span text:style-name="T10"><text:tab/><text:tab/>und der zugriff auf die Datenbank findet auf einem libuv-thread statt.</text:span></text:p>
      <text:p text:style-name="P6"><text:span text:style-name="T10"><text:tab/><text:tab/></text:span><text:span text:style-name="T11">Ist der Datenbankzugriff fertig, wird die cb von der cb-queue auf den Stack</text:span></text:p>
      <text:p text:style-name="P6"><text:span text:style-name="T11"><text:tab/><text:tab/>geschoben (wenn dieser frei ist) und die Anfrage kann weiter bearbeitet werden.</text:span><text:tab/>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8T06:29:44.998901330</meta:creation-date>
    <dc:date>2021-02-09T11:25:04.668051886</dc:date>
    <meta:editing-duration>PT38M33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32" meta:word-count="280" meta:character-count="1927" meta:non-whitespace-character-count="1637"/>
  </office:meta>
</office:document-meta>
</file>